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5175" officeooo:paragraph-rsid="000d5175"/>
    </style:style>
    <style:style style:name="P2" style:family="paragraph" style:parent-style-name="Standard">
      <style:text-properties style:font-name="Arial" officeooo:rsid="000d5175" officeooo:paragraph-rsid="0012e29f"/>
    </style:style>
    <style:style style:name="P3" style:family="paragraph" style:parent-style-name="Standard">
      <style:text-properties style:font-name="Arial" fo:font-weight="bold" officeooo:rsid="000d5175" officeooo:paragraph-rsid="000d5175" style:font-weight-asian="bold" style:font-weight-complex="bold"/>
    </style:style>
    <style:style style:name="P4" style:family="paragraph" style:parent-style-name="Standard">
      <style:text-properties style:font-name="Arial" fo:font-weight="bold" officeooo:rsid="000d5175" officeooo:paragraph-rsid="0012e29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officeooo:rsid="000d5175" officeooo:paragraph-rsid="000d5175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8fbf" style:font-weight-asian="normal" style:font-weight-complex="normal"/>
    </style:style>
    <style:style style:name="T4" style:family="text">
      <style:text-properties fo:font-weight="normal" officeooo:rsid="00113b06" style:font-weight-asian="normal" style:font-weight-complex="normal"/>
    </style:style>
    <style:style style:name="T5" style:family="text">
      <style:text-properties fo:font-weight="normal" officeooo:rsid="00126e09" style:font-weight-asian="normal" style:font-weight-complex="normal"/>
    </style:style>
    <style:style style:name="T6" style:family="text">
      <style:text-properties fo:font-weight="normal" officeooo:rsid="0012e29f" style:font-weight-asian="normal" style:font-weight-complex="normal"/>
    </style:style>
    <style:style style:name="T7" style:family="text">
      <style:text-properties fo:font-weight="normal" officeooo:rsid="00149371" style:font-weight-asian="normal" style:font-weight-complex="normal"/>
    </style:style>
    <style:style style:name="T8" style:family="text">
      <style:text-properties officeooo:rsid="0012e2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8">n</text:span>amen <text:span text:style-name="T8">conventions</text:span></text:p>
      <text:p text:style-name="P5"/>
      <text:p text:style-name="P1"/>
      <text:p text:style-name="P2"><text:span text:style-name="T1">Session</text:span>: <text:span text:style-name="T8">Meeting of players to play poker together. Pausing, joining and leaving the session is possible.</text:span></text:p>
      <text:p text:style-name="P4">Game: <text:span text:style-name="T6">Time between the act of issuing cards to the players and showdown. Players fold </text:span><text:span text:style-name="T7">automatically</text:span><text:span text:style-name="T6"> due to inactivity or loss of their internet connection. In this case the player remains in the session but will be marked </text:span><text:span text:style-name="T7">grey</text:span><text:span text:style-name="T6"> for other players.</text:span></text:p>
      <text:p text:style-name="P3">Round: “<text:span text:style-name="T6">betting-round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6:55:05.223114302</meta:creation-date>
    <dc:date>2020-03-30T17:09:08.066947643</dc:date>
    <meta:editing-duration>PT23H53M4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62" meta:character-count="389" meta:non-whitespace-character-count="331"/>
  </office:meta>
</office:document-meta>
</file>